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0.968cm" svg:y1="0.903cm" svg:x2="0.968cm" svg:y2="20.005cm" svg:d="M968 903v19102" svg:viewBox="0 0 1 19103">
          <text:p/>
        </draw:connector>
        <draw:connector draw:style-name="gr1" draw:text-style-name="P1" draw:layer="layout" draw:type="line" svg:x1="0.968cm" svg:y1="20.005cm" svg:x2="10.777cm" svg:y2="20.005cm" draw:start-shape="id1" draw:start-glue-point="3" svg:d="M968 20005h9809" svg:viewBox="0 0 9810 1">
          <text:p/>
        </draw:connector>
        <draw:connector draw:style-name="gr1" draw:text-style-name="P1" xml:id="id2" draw:id="id2" draw:layer="layout" draw:type="line" svg:x1="0.968cm" svg:y1="0.903cm" svg:x2="28.717cm" svg:y2="1cm" draw:start-shape="id1" draw:start-glue-point="2" svg:d="M968 903l27749 97" svg:viewBox="0 0 27750 98">
          <text:p/>
        </draw:connector>
        <draw:connector draw:style-name="gr1" draw:text-style-name="P1" xml:id="id3" draw:id="id3" draw:layer="layout" draw:type="line" svg:x1="28.717cm" svg:y1="1cm" svg:x2="28.717cm" svg:y2="19.973cm" draw:start-shape="id2" draw:start-glue-point="3" svg:d="M28717 1000v18973" svg:viewBox="0 0 1 18974">
          <text:p/>
        </draw:connector>
        <draw:connector draw:style-name="gr1" draw:text-style-name="P1" draw:layer="layout" draw:type="line" svg:x1="28.717cm" svg:y1="19.973cm" svg:x2="13.035cm" svg:y2="20.005cm" draw:start-shape="id3" draw:start-glue-point="3" svg:d="M28717 19973l-15682 32" svg:viewBox="0 0 15683 33">
          <text:p/>
        </draw:connector>
        <draw:connector draw:style-name="gr1" draw:text-style-name="P1" draw:layer="layout" draw:type="line" svg:x1="10.809cm" svg:y1="20.941cm" svg:x2="10.809cm" svg:y2="18.037cm" svg:d="M10809 20941v-2904" svg:viewBox="0 0 1 2905">
          <text:p/>
        </draw:connector>
        <draw:connector draw:style-name="gr1" draw:text-style-name="P1" draw:layer="layout" draw:type="line" svg:x1="13.003cm" svg:y1="20.876cm" svg:x2="12.971cm" svg:y2="17.972cm" svg:d="M13003 20876l-32-2904" svg:viewBox="0 0 33 2905">
          <text:p/>
        </draw:connector>
        <draw:custom-shape draw:style-name="gr2" draw:text-style-name="P1" draw:layer="layout" svg:width="0.9cm" svg:height="1.3cm" svg:x="1cm" svg:y="8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9cm" svg:y="8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12.9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9cm" svg:y="12.9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17.7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9cm" svg:y="17.7cm">
          <text:p text:style-name="P1">S/I</text:p>
          <draw:enhanced-geometry svg:viewBox="0 0 21600 21600" draw:type="rectangle" draw:enhanced-path="M 0 0 L 21600 0 21600 21600 0 21600 0 0 Z N"/>
        </draw:custom-shape>
        <draw:connector draw:style-name="gr1" draw:text-style-name="P1" xml:id="id4" draw:id="id4" draw:layer="layout" draw:type="line" svg:x1="2cm" svg:y1="1cm" svg:x2="2cm" svg:y2="4.098cm" svg:d="M2000 1000v3098" svg:viewBox="0 0 1 3099">
          <text:p/>
        </draw:connector>
        <draw:connector draw:style-name="gr1" draw:text-style-name="P1" xml:id="id5" draw:id="id5" draw:layer="layout" draw:type="line" svg:x1="2cm" svg:y1="4.098cm" svg:x2="4.807cm" svg:y2="4.098cm" draw:start-shape="id4" draw:start-glue-point="3" svg:d="M2000 4098h2807" svg:viewBox="0 0 2808 1">
          <text:p/>
        </draw:connector>
        <draw:connector draw:style-name="gr1" draw:text-style-name="P1" draw:layer="layout" draw:type="line" svg:x1="4.807cm" svg:y1="4.098cm" svg:x2="4.84cm" svg:y2="1.032cm" draw:start-shape="id5" draw:start-glue-point="3" svg:d="M4807 4098l33-3066" svg:viewBox="0 0 34 3067">
          <text:p/>
        </draw:connector>
        <draw:frame draw:style-name="gr3" draw:text-style-name="P2" draw:layer="layout" svg:width="3.076cm" svg:height="0.962cm" svg:x="1.824cm" svg:y="1.8cm">
          <draw:text-box>
            <text:p text:style-name="P2"><text:span text:style-name="T1">Bastidor</text:span></text:p>
          </draw:text-box>
        </draw:frame>
        <draw:custom-shape draw:style-name="gr2" draw:text-style-name="P1" draw:layer="layout" svg:width="0.9cm" svg:height="1.3cm" svg:x="27.8cm" svg:y="1.7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6.9cm" svg:y="1.7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7.8cm" svg:y="6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6.9cm" svg:y="6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7.8cm" svg:y="10.9cm">
          <text:p text:style-name="P1">0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6.9cm" svg:y="10.9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7.8cm" svg:y="16.4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6.9cm" svg:y="10.9cm">
          <text:p text:style-name="P1">0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6.9cm" svg:y="16.4cm">
          <text:p text:style-name="P1">02</text:p>
          <draw:enhanced-geometry svg:viewBox="0 0 21600 21600" draw:type="rectangle" draw:enhanced-path="M 0 0 L 21600 0 21600 21600 0 21600 0 0 Z N"/>
        </draw:custom-shape>
        <draw:frame draw:style-name="gr4" draw:layer="layout" svg:width="5.7cm" svg:height="4.25cm" svg:x="12.4cm" svg:y="6.85cm">
          <draw:text-box>
            <text:p><text:s/></text:p>
            <text:p/>
            <text:p><text:span text:style-name="T2"><text:s text:c="2"/></text:span><text:span text:style-name="T2">S3</text:span></text:p>
          </draw:text-box>
        </draw:frame>
        <draw:custom-shape draw:style-name="gr2" draw:text-style-name="P1" draw:layer="layout" svg:width="0.9cm" svg:height="1.3cm" svg:x="21.1cm" svg:y="18.7cm">
          <text:p text:style-name="P1">0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1.1cm" svg:y="17.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5.1cm" svg:y="18.7cm">
          <text:p text:style-name="P1">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5.1cm" svg:y="17.4cm">
          <text:p text:style-name="P1">08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6-30T10:07:22.004589461</meta:creation-date>
    <dc:date>2016-06-30T10:19:48.588566983</dc:date>
    <dc:creator>SD Canto</dc:creator>
    <meta:editing-duration>P0D</meta:editing-duration>
    <meta:editing-cycles>1</meta:editing-cycles>
    <meta:document-statistic meta:object-count="31"/>
    <meta:generator>LibreOffice/4.2.8.2$Linux_x86 LibreOffice_project/420m0$Build-2</meta:generator>
  </office:meta>
</office:document-meta>
</file>